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62c868" officeooo:paragraph-rsid="056a94fb"/>
    </style:style>
    <style:style style:name="P4" style:family="paragraph" style:parent-style-name="Text_20_body">
      <style:paragraph-properties fo:line-height="100%"/>
      <style:text-properties officeooo:rsid="056f87d1" officeooo:paragraph-rsid="057191b6"/>
    </style:style>
    <style:style style:name="P5" style:family="paragraph" style:parent-style-name="Text_20_body">
      <style:text-properties officeooo:paragraph-rsid="0570f993"/>
    </style:style>
    <style:style style:name="P6" style:family="paragraph" style:parent-style-name="Text_20_body">
      <style:text-properties officeooo:rsid="056a94fb" officeooo:paragraph-rsid="057bda9f"/>
    </style:style>
    <style:style style:name="P7" style:family="paragraph" style:parent-style-name="Text_20_body">
      <style:paragraph-properties fo:line-height="100%"/>
      <style:text-properties officeooo:rsid="04af6545" officeooo:paragraph-rsid="04af6545"/>
    </style:style>
    <style:style style:name="P8" style:family="paragraph" style:parent-style-name="Text_20_body">
      <style:text-properties officeooo:rsid="0561464b" officeooo:paragraph-rsid="058fcc10"/>
    </style:style>
    <style:style style:name="P9" style:family="paragraph" style:parent-style-name="Text_20_body">
      <style:text-properties officeooo:rsid="0598f261" officeooo:paragraph-rsid="0598f261"/>
    </style:style>
    <style:style style:name="P10" style:family="paragraph" style:parent-style-name="Text_20_body">
      <style:text-properties officeooo:rsid="05b21f77" officeooo:paragraph-rsid="05b21f77"/>
    </style:style>
    <style:style style:name="P11" style:family="paragraph" style:parent-style-name="Heading_20_2">
      <style:text-properties officeooo:paragraph-rsid="052ed04f"/>
    </style:style>
    <style:style style:name="P12" style:family="paragraph" style:parent-style-name="Heading_20_2">
      <style:text-properties officeooo:rsid="0569f00d" officeooo:paragraph-rsid="0570f993"/>
    </style:style>
    <style:style style:name="P13" style:family="paragraph" style:parent-style-name="Heading_20_2">
      <style:text-properties officeooo:rsid="05735d0c" officeooo:paragraph-rsid="0596ca4a"/>
    </style:style>
    <style:style style:name="P14" style:family="paragraph" style:parent-style-name="Heading_20_2">
      <style:text-properties officeooo:rsid="05735d0c" officeooo:paragraph-rsid="0575e254"/>
    </style:style>
    <style:style style:name="P15" style:family="paragraph" style:parent-style-name="Heading_20_2">
      <style:text-properties officeooo:paragraph-rsid="05648627"/>
    </style:style>
    <style:style style:name="P16" style:family="paragraph" style:parent-style-name="Heading_20_2">
      <style:text-properties officeooo:rsid="0562c868" officeooo:paragraph-rsid="05b131eb"/>
    </style:style>
    <style:style style:name="P17" style:family="paragraph" style:parent-style-name="Text_20_body">
      <style:text-properties officeooo:rsid="0562c868" officeooo:paragraph-rsid="056a94fb"/>
    </style:style>
    <style:style style:name="P18" style:family="paragraph" style:parent-style-name="Text_20_body">
      <style:text-properties officeooo:rsid="0562c868" officeooo:paragraph-rsid="0562c868"/>
    </style:style>
    <style:style style:name="P19" style:family="paragraph" style:parent-style-name="Text_20_body" style:list-style-name="L3">
      <style:text-properties fo:font-style="italic" officeooo:rsid="05bc4f80" officeooo:paragraph-rsid="05bc4f80" style:font-style-asian="italic" style:font-style-complex="italic"/>
    </style:style>
    <style:style style:name="P20" style:family="paragraph" style:parent-style-name="Text_20_body">
      <style:text-properties fo:font-style="italic" officeooo:rsid="05bc4f80" officeooo:paragraph-rsid="05bc4f80" style:font-style-asian="italic" style:font-style-complex="italic"/>
    </style:style>
    <style:style style:name="P21" style:family="paragraph" style:parent-style-name="Text_20_body">
      <style:paragraph-properties fo:line-height="100%"/>
      <style:text-properties fo:font-style="italic" officeooo:rsid="05bf85ac" officeooo:paragraph-rsid="05bf85ac" style:font-style-asian="italic" style:font-style-complex="italic"/>
    </style:style>
    <style:style style:name="P22" style:family="paragraph" style:parent-style-name="Text_20_body" style:list-style-name="L4">
      <style:text-properties fo:font-style="italic" officeooo:paragraph-rsid="05c04ec3" style:font-style-asian="italic" style:font-style-complex="italic"/>
    </style:style>
    <style:style style:name="P23" style:family="paragraph" style:parent-style-name="Text_20_body" style:list-style-name="L5">
      <style:text-properties fo:font-style="italic" officeooo:rsid="05c5078c" officeooo:paragraph-rsid="05c5078c" style:font-style-asian="italic" style:font-style-complex="italic"/>
    </style:style>
    <style:style style:name="P24" style:family="paragraph" style:parent-style-name="Text_20_body" style:list-style-name="L7">
      <style:text-properties fo:font-style="italic" officeooo:rsid="05c8cd8c" officeooo:paragraph-rsid="05c8cd8c" style:font-style-asian="italic" style:font-style-complex="italic"/>
    </style:style>
    <style:style style:name="P25" style:family="paragraph" style:parent-style-name="Text_20_body">
      <style:text-properties fo:font-style="italic" officeooo:paragraph-rsid="05c04ec3" style:font-style-asian="italic" style:font-style-complex="italic"/>
    </style:style>
    <style:style style:name="P26" style:family="paragraph" style:parent-style-name="Text_20_body" style:list-style-name="L9">
      <style:text-properties fo:font-style="italic" officeooo:rsid="05cf0c48" officeooo:paragraph-rsid="05cf0c48" style:font-style-asian="italic" style:font-style-complex="italic"/>
    </style:style>
    <style:style style:name="P27" style:family="paragraph" style:parent-style-name="Text_20_body" style:list-style-name="L9">
      <style:text-properties fo:font-style="italic" officeooo:rsid="05d0272b" officeooo:paragraph-rsid="05d0272b" style:font-style-asian="italic" style:font-style-complex="italic"/>
    </style:style>
    <style:style style:name="P28" style:family="paragraph" style:parent-style-name="Text_20_body" style:list-style-name="L10">
      <style:text-properties fo:font-style="italic" officeooo:rsid="05d366d0" officeooo:paragraph-rsid="05d366d0" style:font-style-asian="italic" style:font-style-complex="italic"/>
    </style:style>
    <style:style style:name="P29" style:family="paragraph" style:parent-style-name="Text_20_body" style:list-style-name="L1">
      <style:text-properties officeooo:rsid="05ba79f2" officeooo:paragraph-rsid="05c9ec2f"/>
    </style:style>
    <style:style style:name="P30" style:family="paragraph" style:parent-style-name="Text_20_body">
      <style:text-properties officeooo:rsid="05ba79f2" officeooo:paragraph-rsid="05c9ec2f"/>
    </style:style>
    <style:style style:name="P31" style:family="paragraph" style:parent-style-name="Text_20_body">
      <style:text-properties officeooo:rsid="0598f261" officeooo:paragraph-rsid="0598f261"/>
    </style:style>
    <style:style style:name="P32" style:family="paragraph" style:parent-style-name="Text_20_body" style:list-style-name="L2">
      <style:paragraph-properties fo:line-height="100%"/>
      <style:text-properties officeooo:rsid="056f87d1" officeooo:paragraph-rsid="05bb681b"/>
    </style:style>
    <style:style style:name="P33" style:family="paragraph" style:parent-style-name="Text_20_body">
      <style:paragraph-properties fo:line-height="100%"/>
      <style:text-properties officeooo:rsid="056f87d1" officeooo:paragraph-rsid="05bb681b"/>
    </style:style>
    <style:style style:name="P34" style:family="paragraph" style:parent-style-name="Text_20_body">
      <style:text-properties officeooo:rsid="05bc4f80" officeooo:paragraph-rsid="05bc4f80"/>
    </style:style>
    <style:style style:name="P35" style:family="paragraph" style:parent-style-name="Text_20_body">
      <style:text-properties officeooo:rsid="05b21f77" officeooo:paragraph-rsid="05b21f77"/>
    </style:style>
    <style:style style:name="P36" style:family="paragraph" style:parent-style-name="Text_20_body" style:list-style-name="L2">
      <style:paragraph-properties fo:line-height="100%"/>
      <style:text-properties officeooo:rsid="05beb1b2" officeooo:paragraph-rsid="05beb1b2"/>
    </style:style>
    <style:style style:name="P37" style:family="paragraph" style:parent-style-name="Text_20_body">
      <style:text-properties officeooo:rsid="058e149f" officeooo:paragraph-rsid="058e149f"/>
    </style:style>
    <style:style style:name="P38" style:family="paragraph" style:parent-style-name="Text_20_body" style:list-style-name="L6">
      <style:text-properties officeooo:rsid="05c52271" officeooo:paragraph-rsid="05c52271"/>
    </style:style>
    <style:style style:name="P39" style:family="paragraph" style:parent-style-name="Text_20_body">
      <style:text-properties officeooo:rsid="05c52271" officeooo:paragraph-rsid="05c52271"/>
    </style:style>
    <style:style style:name="P40" style:family="paragraph" style:parent-style-name="Text_20_body">
      <style:text-properties officeooo:rsid="05c75f90" officeooo:paragraph-rsid="05c8cd8c"/>
    </style:style>
    <style:style style:name="P41" style:family="paragraph" style:parent-style-name="Text_20_body" style:list-style-name="L1">
      <style:text-properties officeooo:rsid="05c9ec2f" officeooo:paragraph-rsid="05c9ec2f"/>
    </style:style>
    <style:style style:name="P42" style:family="paragraph" style:parent-style-name="Text_20_body">
      <style:text-properties officeooo:rsid="05d2c2b0" officeooo:paragraph-rsid="05d366d0"/>
    </style:style>
    <style:style style:name="P43" style:family="paragraph" style:parent-style-name="Heading_20_1">
      <style:paragraph-properties fo:line-height="100%"/>
      <style:text-properties officeooo:rsid="04af6545" officeooo:paragraph-rsid="04af6545"/>
    </style:style>
    <style:style style:name="P44" style:family="paragraph" style:parent-style-name="Heading_20_2">
      <style:text-properties officeooo:paragraph-rsid="058b9dbb"/>
    </style:style>
    <style:style style:name="T1" style:family="text">
      <style:text-properties officeooo:rsid="05226f8d"/>
    </style:style>
    <style:style style:name="T2" style:family="text">
      <style:text-properties officeooo:rsid="055fb26e"/>
    </style:style>
    <style:style style:name="T3" style:family="text">
      <style:text-properties officeooo:rsid="05609767"/>
    </style:style>
    <style:style style:name="T4" style:family="text">
      <style:text-properties officeooo:rsid="0565f2dc"/>
    </style:style>
    <style:style style:name="T5" style:family="text">
      <style:text-properties officeooo:rsid="056f87d1"/>
    </style:style>
    <style:style style:name="T6" style:family="text">
      <style:text-properties officeooo:rsid="057065d1"/>
    </style:style>
    <style:style style:name="T7" style:family="text">
      <style:text-properties officeooo:rsid="0570f993"/>
    </style:style>
    <style:style style:name="T8" style:family="text">
      <style:text-properties officeooo:rsid="05717f4b"/>
    </style:style>
    <style:style style:name="T9" style:family="text">
      <style:text-properties officeooo:rsid="057bda9f"/>
    </style:style>
    <style:style style:name="T10" style:family="text">
      <style:text-properties officeooo:rsid="057ca7f2"/>
    </style:style>
    <style:style style:name="T11" style:family="text">
      <style:text-properties officeooo:rsid="058fcc10"/>
    </style:style>
    <style:style style:name="T12" style:family="text">
      <style:text-properties style:font-name="Times New Roman" fo:font-style="italic" officeooo:rsid="058fcc10" style:font-style-asian="italic" style:font-style-complex="italic"/>
    </style:style>
    <style:style style:name="T13" style:family="text">
      <style:text-properties officeooo:rsid="059160cd"/>
    </style:style>
    <style:style style:name="T14" style:family="text">
      <style:text-properties officeooo:rsid="0598f261"/>
    </style:style>
    <style:style style:name="T15" style:family="text">
      <style:text-properties officeooo:rsid="05b131eb"/>
    </style:style>
    <style:style style:name="T16" style:family="text">
      <style:text-properties officeooo:rsid="05b32bf6"/>
    </style:style>
    <style:style style:name="T17" style:family="text">
      <style:text-properties officeooo:rsid="05b4c56d"/>
    </style:style>
    <style:style style:name="T18" style:family="text">
      <style:text-properties officeooo:rsid="05b52448"/>
    </style:style>
    <style:style style:name="T19" style:family="text">
      <style:text-properties officeooo:rsid="05b6bed9"/>
    </style:style>
    <style:style style:name="T20" style:family="text">
      <style:text-properties fo:font-style="italic" style:font-style-asian="italic" style:font-style-complex="italic"/>
    </style:style>
    <style:style style:name="T21" style:family="text">
      <style:text-properties fo:font-style="italic" officeooo:rsid="05b8b0da" style:font-style-asian="italic" style:font-style-complex="italic"/>
    </style:style>
    <style:style style:name="T22" style:family="text">
      <style:text-properties fo:font-style="italic" officeooo:rsid="05bb4b84" style:font-style-asian="italic" style:font-style-complex="italic"/>
    </style:style>
    <style:style style:name="T23" style:family="text">
      <style:text-properties fo:font-style="italic" officeooo:rsid="05bb681b" style:font-style-asian="italic" style:font-style-complex="italic"/>
    </style:style>
    <style:style style:name="T24" style:family="text">
      <style:text-properties fo:font-style="italic" officeooo:rsid="05beb1b2" style:font-style-asian="italic" style:font-style-complex="italic"/>
    </style:style>
    <style:style style:name="T25" style:family="text">
      <style:text-properties fo:font-style="italic" officeooo:rsid="05c65c93"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officeooo:rsid="05bb4b84"/>
    </style:style>
    <style:style style:name="T28" style:family="text">
      <style:text-properties officeooo:rsid="05c193df"/>
    </style:style>
    <style:style style:name="T29" style:family="text">
      <style:text-properties officeooo:rsid="05c2f44c"/>
    </style:style>
    <style:style style:name="T30" style:family="text">
      <style:text-properties officeooo:rsid="05c3957c"/>
    </style:style>
    <style:style style:name="T31" style:family="text">
      <style:text-properties fo:font-weight="bold" style:font-weight-asian="bold" style:font-weight-complex="bold"/>
    </style:style>
    <style:style style:name="T32" style:family="text">
      <style:text-properties fo:font-weight="bold" officeooo:rsid="05c9ec2f"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5c9ec2f" style:font-weight-asian="normal" style:font-weight-complex="normal"/>
    </style:style>
    <style:style style:name="T35" style:family="text">
      <style:text-properties style:font-name="Times New Roman" fo:font-weight="bold" style:font-weight-asian="bold" style:font-weight-complex="bold"/>
    </style:style>
    <style:style style:name="T36" style:family="text">
      <style:text-properties style:font-name="Times New Roman" fo:font-weight="bold" style:font-weight-asian="bold" style:font-name-complex="Times New Roman" style:font-weight-complex="bold"/>
    </style:style>
    <style:style style:name="T37" style:family="text">
      <style:text-properties style:font-name="Times New Roman" fo:font-style="italic" style:font-style-asian="italic" style:font-style-complex="italic"/>
    </style:style>
    <style:style style:name="T38" style:family="text">
      <style:text-properties style:font-name="Times New Roman" fo:font-style="italic" style:font-style-asian="italic" style:font-name-complex="Times New Roman" style:font-style-complex="italic"/>
    </style:style>
    <style:style style:name="T39" style:family="text">
      <style:text-properties officeooo:rsid="05c9ec2f"/>
    </style:style>
    <style:style style:name="T40" style:family="text">
      <style:text-properties officeooo:rsid="05ca44bb"/>
    </style:style>
    <style:style style:name="T41" style:family="text">
      <style:text-properties officeooo:rsid="05735d0c"/>
    </style:style>
    <style:style style:name="T42" style:family="text">
      <style:text-properties officeooo:rsid="05d0272b"/>
    </style:style>
    <style:style style:name="T43" style:family="text">
      <style:text-properties officeooo:rsid="05d1bdb2"/>
    </style:style>
    <style:style style:name="T44" style:family="text">
      <style:text-properties officeooo:rsid="05d2a661"/>
    </style:style>
    <style:style style:name="T45" style:family="text">
      <style:text-properties officeooo:rsid="05d413d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text:span text:style-name="T1">מטלה</text:span> <text:span text:style-name="T2">7 - חלוקה הוגנת</text:span></text:h>
      <text:p text:style-name="P7">יש לענות על שאלה אחת לבחירתכם. הגשה בזוגות, עד תחילת ההרצאה הבאה.</text:p>
      <text:p text:style-name="P12">שאלה <text:span text:style-name="T7">1</text:span>: <text:span text:style-name="T4">חלוקה אסטרטגית</text:span></text:p>
      <text:p text:style-name="P5">א. הוכיח<text:span text:style-name="T5">ו שאלגוריתם "חתוך ובחר" אינו אמיתי.</text:span></text:p>
      <text:p text:style-name="P4">ב.<text:span text:style-name="T6"> נניח שאתם משחקים במשחק "חתוך ובחר" עם אותו שחקן ועל אותה עוגה, במשך הרבה פעמים. תארו אסטרטגיה שתאפשר לכם להשיג את הערך הגדול ביותר. נסו את האסטרטגיה שלכם בקישור הבא: </text:span><text:a xlink:type="simple" xlink:href="http://tora.us.fm/fairness/cake/game-01.html" text:style-name="Internet_20_link" text:visited-style-name="Visited_20_Internet_20_Link"><text:span text:style-name="T6">http://tora.us.fm/fairness/cake/game-01.html</text:span></text:a></text:p>
      <text:p text:style-name="P21"><text:span text:style-name="T27">ה</text:span>יו <text:span text:style-name="T29">כמה</text:span> פתרונות <text:span text:style-name="T30">יפים. למשל:</text:span></text:p>
      <text:list xml:id="list114901134135155071" text:style-name="L2">
        <text:list-item>
          <text:p text:style-name="P36"><text:span text:style-name="T22">ה</text:span><text:span text:style-name="T20">פתרון של סמואל ויינון מתאים למצב שבו מספר המשחקים בלתי מוגבל. משקיעים מספר קטן של משחקים בהתחלה כדי ללמוד את ההעדפות של השחקן השני, ומכאן והלאה משתמשים במידע הזה כדי לחתוך באופן אופטימלי.</text:span></text:p>
        </text:list-item>
        <text:list-item>
          <text:p text:style-name="P32"><text:span text:style-name="T24">ה</text:span><text:span text:style-name="T22">פתרון של </text:span><text:span text:style-name="T23">קוסטיה ויוגב</text:span><text:span text:style-name="T24"> מתייחס גם למצב שבו מספר המשחקים מוגבל - כמו בקישור.</text:span></text:p>
        </text:list-item>
      </text:list>
      <text:p text:style-name="P33"><text:span text:style-name="T22"/></text:p>
      <text:p text:style-name="P11">שאלה <text:span text:style-name="T8">2</text:span>: <text:span text:style-name="T3">חלוקת תורנויות פרופורציונלית (proportional chore division)</text:span></text:p>
      <text:p text:style-name="P8">אמא ואבא נסעו לנופש, והשאירו את <text:span text:style-name="T12">n</text:span> ילדיהם <text:span text:style-name="T11">הגדולים </text:span>לשמור על <text:span text:style-name="T11">התינוקת ה-1+</text:span><text:span text:style-name="T12">n </text:span><text:span text:style-name="T11">.</text:span> הילדים לא כל כך רוצים לשמור אבל אין להם ברירה, אז הם החליטו לחלק ביניהם את הזמן ולעשות תורנויות. <text:s/>לכל ילד יש העדפות שונות לגבי הזמן ביום שהכי קשה לשמור בו - יש כאלה שהכי קשה להם לשמור בלילה, יש כאלה שהכי קשה להם לשמור דווקא בצהריים, וכו'. </text:p>
      <text:p text:style-name="P18"><text:span text:style-name="T10">א</text:span>. הגדירו בפירוט מהי חלוקה פרופורציונלית במצב ז<text:span text:style-name="T10">ה (מדוע זה שונה ממה שלמדנו בכיתה?).</text:span></text:p>
      <text:list xml:id="list7859512850193112682" text:style-name="L5">
        <text:list-item>
          <text:p text:style-name="P23">כל ילד צריך לקבל תורנות שרמת הקושי שלה היא <text:span text:style-name="T31">לכל היותר1 חלקי </text:span><text:span text:style-name="T35">n</text:span><text:span text:style-name="T31"> </text:span><text:span text:style-name="T33">מרמת הקושי הכללית.</text:span></text:p>
        </text:list-item>
        <text:list-item>
          <text:p text:style-name="P23"><text:span text:style-name="T33">התנאי שלמדנו בכיתה היה </text:span><text:span text:style-name="T31">לפחות 1 חלקי</text:span><text:span text:style-name="T36"> n</text:span><text:span text:style-name="T33"> כי העוגה היתה חיובית, כאן ה"עוגה" היא שלילית.</text:span></text:p>
        </text:list-item>
      </text:list>
      <text:p text:style-name="P18"><text:span text:style-name="T10">ב</text:span>. כיתבו אלגוריתם המוצא חלוקה פרופורציונלית <text:span text:style-name="T18">של זמן השמירה, כך שכל ילד מקבל תורנות רצופה</text:span>.</text:p>
      <text:list xml:id="list8263044526919447482" text:style-name="L6">
        <text:list-item>
          <text:p text:style-name="P38"><text:span text:style-name="T20">אפשר להשתמש בוריאציה של אלגוריתם "המפחית האחרון" שנקרא לה "המוסיף האחרון": הילד הראשון מסמן על ציר הזמן קטע שרמת הקושי שלו היא 1 חלקי</text:span><text:span text:style-name="T38"> n</text:span><text:span text:style-name="T20"> בעיניו. אם השני חושב שזה מעט מדי - הוא </text:span><text:span text:style-name="T26">מאריך </text:span><text:span text:style-name="T20">את הקטע לקטע ששווה 1 חלקי </text:span><text:span text:style-name="T37">n</text:span><text:span text:style-name="T20"> בעיניו, וכן הלאה. המוסיף האחרון מקבל את הקטע, ושאר הילדים מחלקים ביניהם את השאר </text:span><text:span text:style-name="T25">ברקורסיה</text:span><text:span text:style-name="T20">. </text:span></text:p>
        </text:list-item>
      </text:list>
      <text:p text:style-name="P39"><text:span text:style-name="T20"/></text:p>
      <text:p text:style-name="P16">שאלה <text:span text:style-name="T15">3</text:span>: <text:span text:style-name="T3">חלוקת תורנויות ללא קנאה (envy-free chore division)</text:span></text:p>
      <text:p text:style-name="P10">עמי תמי ורמי קיבלו משימה חדשה - הם צריכים לעזור בקטיף במטע המשפחתי. המטע המשפחתי הוא ריבועי, ויש בו עצים שונים עם דרגות-קושי שונות.<text:span text:style-name="T16"> </text:span></text:p>
      <text:p text:style-name="P10">כיתבו אלגוריתם המוצא חלוקה ללא קנאה<text:span text:style-name="T17"> של המטע בין הילדים, כך ש</text:span>כל אחד משלושת הילדים <text:span text:style-name="T16">מקבל אחריות על חלק קשיר של המטע</text:span>.</text:p>
      <text:list xml:id="list4067087104023962776" text:style-name="L7">
        <text:list-item>
          <text:p text:style-name="P24">אפשר להשתמש באלגוריתם "הסכין המסתובבת" אבל, כמו בשאלה הקודמת, צריך להתאים אותו למצב שבו כל ילד רוצה חלק כמה שיותר קטן. בשלב ראשון, כל ילד <text:span text:style-name="T39">מסמן </text:span>חלק ששווה שליש בעיניו, והילד שסימן את החלק הכי <text:span text:style-name="T31">גדול</text:span><text:span text:style-name="T33"> (נגיד עמי) </text:span><text:span text:style-name="T34">מ</text:span>קבל אותו. בשלב שני, עמי <text:span text:style-name="T39">מ</text:span>סובב סכין מעל החלק שנשאר<text:span text:style-name="T39"> כך שרמת הקושי משני צדי הסכין שווה בעיניו; תמי צועקת "עצור" כשרמת הקושי משני הצדדים שווה בעיניה, ורמי בוחר את החלק הכי </text:span><text:span text:style-name="T32">קטן</text:span><text:span text:style-name="T39"> בעיניו.</text:span></text:p>
        </text:list-item>
      </text:list>
      <text:p text:style-name="P40"/>
      <text:p text:style-name="P15">שאלה <text:span text:style-name="T15">4</text:span>: <text:span text:style-name="T4">חלוקה עם זכויות לא שוות (unequal entitlements)</text:span></text:p>
      <text:p text:style-name="P6">עמי ותמי <text:span text:style-name="T9">עזרו לאמא להכין עוגה, אבל תמי עזרה יותר. עמי השקיע שעתיים ותמי השקיעה חמש שעות. אמא רוצה לחלק את העוגה ביניהם בצורה הוגנת בהתאם להשקעה.</text:span></text:p>
      <text:p text:style-name="P3"><text:span text:style-name="T10">א</text:span>. הגדירו בפירוט מהי חלוקה פרופורציונלית במצב זה.</text:p>
      <text:p text:style-name="P3"><text:span text:style-name="T19">ב</text:span>. כיתבו אלגוריתם המוצא חלוקה פרופורציונלית<text:span text:style-name="T19">.</text:span></text:p>
      <text:list xml:id="list7743124637182220111" text:style-name="L1">
        <text:list-item>
          <text:p text:style-name="P41"><text:span text:style-name="T21">ה</text:span><text:span text:style-name="T20">פתרון של אהוד מעולה.</text:span></text:p>
        </text:list-item>
        <text:list-item>
          <text:p text:style-name="P29"><text:span text:style-name="T21">פ</text:span><text:span text:style-name="T20">תרון נוסף: נייצר 5 עותקים של תמי ו-2 עותקים של עמי ונשתמש באלגוריתם "המפחית האחרון". <text:s text:c="2"/>כפי שהוכחנו בכיתה, האלגוריתם נותן לכל עותק, חתיכה ששווה לפחות 1/7 מהעוגה לפי דעתו. <text:s/>לכן, 5 העותקים של תמי יקבלו ביחד לפחות 5/7 מהעוגה לפי דעתה, ו-2 העותקים של עמי יקבלו ביחד 2/7 מהעוגה לפי דעתו</text:span></text:p>
        </text:list-item>
      </text:list>
      <text:p text:style-name="P30"><text:span text:style-name="T20"/></text:p>
      <text:p text:style-name="P14">שאלה <text:span text:style-name="T15">5</text:span>: <text:span text:style-name="T14">שיווי-משקל בחלוקת עוגה</text:span></text:p>
      <text:p text:style-name="P9">שני שחקנים מחלקים עוגה בעזרת אלגוריתם אבן-פז, כלומר: כל אחד מהם מסמן קו המחלק את העוגה לשני חלקים שווים לפי דעתו, והעוגה נחתכת בדיוק באמצע בין שני הקוים.</text:p>
      <text:p text:style-name="P9">א. מה הם כל שיוויי המשקל של משחק זה?</text:p>
      <text:list xml:id="list7956004892411484211" text:style-name="L9">
        <text:list-item>
          <text:p text:style-name="P26">נניח שהעוגה חד-ממדית, חצי העוגה בעיני שחקן א הוא בנקודה x, וחצי העוגה בעיני שחקן ב הוא בנקודה z, ונניח ש-x&lt;z. <text:s text:c="2"/>אז, לכל נקודה y המקיימת: x&lt;y&lt;z, קיים שיווי-משקל שבו שחקן א חותך את העוגה בנקודה y, ושחקן ב חותך את העוגה בנקודה y ועוד אפסילון (כלומר קצת מימין לשחקן א).<text:span text:style-name="T42"> <text:s/>שחקן א מקבל את החלק השמאלי ששווה בעיניו לפחות חצי, ושחקן ב מקבל את החלק הימני ששווה בעיניו לפחות חצי.</text:span></text:p>
        </text:list-item>
        <text:list-item>
          <text:p text:style-name="P27">כדי להוכיח שזה ש"מ צריך להוכיח שאף שחקן לא יכול להרויח משינוי הפעולה שלו. אכן שחקן א לא יכול להרויח: אם הוא יזוז שמאלה, קו החיתוך יזוז שמאלה <text:span text:style-name="T44">והחלק השמאלי יהיה קטן יותר; <text:s/></text:span>אם הוא יזוז ימינה, הוא יקבל את החלק הימני ששווה בעיניו פחות <text:span text:style-name="T43">מחצי. <text:s/>אותו שיקול בדיוק נכון לגבי שחקן ב.</text:span></text:p>
        </text:list-item>
      </text:list>
      <text:p text:style-name="P9">ב. האם כל שיוויי המשקל יעילים פארטו?</text:p>
      <text:list xml:id="list8443766978337160199" text:style-name="L10">
        <text:list-item>
          <text:p text:style-name="P28">כן, בהנחה <text:span text:style-name="T45">שלכל חלקי העוגה יש ערך חיובי לכל השחקנים, ו</text:span>ששני השחקנים רוצים רק חתיכות קשירות<text:span text:style-name="T45">. <text:s text:c="2"/>כדי להוכיח את זה צריך להוכיח שאין חלוקה אחרת שבה אחד נהנה והשני לא חסר. נבדוק איזה חלוקות אחרות אפשריות: (*) חלוקה שבה שחקן א משמאל ושחקן ב מימין - חלוקה אחרת אפשרית רק אם מזיזים את קו החיתוך ימינה או שמאלה, אבל במקרה זה אחד השחקנים מפסיד. <text:s/>(*) חלוקה שבה שחקן א מימין ושחקן ב משמאל - בחלוקה זו שני השחקנים מקבלים פחות מחצי עוגה, כלומר שניהם מפסידים.</text:span></text:p>
        </text:list-item>
      </text:list>
      <text:p text:style-name="P42"><text:span text:style-name="T20"/></text:p>
      <text:p text:style-name="P44"><text:span text:style-name="T41">שאלה 6: שינוי חלוקה קיימת</text:span></text:p>
      <text:p text:style-name="P37"><text:span text:style-name="T13">עמי רמי ו</text:span>תמי <text:span text:style-name="T13">חילקו ביניהם עוגה בצורה פרופורציונלית (כל אחד קיבל לפחות 1/3). <text:s/>הם התיישבו לאכול, אבל לפני שהספיקו - נכנסה צומי וטענה שגם לה מגיע חלק. <text:s text:c="4"/>פתחו אלגוריתם המוצא חלוקה פרופורציונלית (כל אחד מקבל לפחות 1/4), ובנוסף, נותן לכל אחד משלושת הילדים הראשונים (עמי רמי ותמי) לפחות 3/4 מהערך שהיה לו בחלוקה הראשונה.</text:span></text:p>
      <text:list xml:id="list5695823419691216518" text:style-name="L4">
        <text:list-item>
          <text:p text:style-name="P22"><text:span text:style-name="T40">הפתרון של אריה וניסן מעולה.</text:span></text:p>
        </text:list-item>
      </text:list>
      <text:p text:style-name="P25"/>
      <text:p text:style-name="P13">שאלה <text:span text:style-name="T15">7: תיכנות אלגוריתם</text:span></text:p>
      <text:list xml:id="list541217617048874172" text:style-name="L3">
        <text:list-item>
          <text:p text:style-name="P19"><text:span text:style-name="T40">ה</text:span>פתרון של אוריאל ויואב<text:span text:style-name="T28"> מעולה.</text:span></text:p>
        </text:list-item>
      </text:list>
      <text:p text:style-name="P20"/>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5-12T23:44:36.212387939</dc:date>
    <meta:editing-duration>P10DT11H9M51S</meta:editing-duration>
    <meta:editing-cycles>1329</meta:editing-cycles>
    <meta:document-statistic meta:table-count="0" meta:image-count="0" meta:object-count="0" meta:page-count="1" meta:paragraph-count="39" meta:word-count="883" meta:character-count="4733" meta:non-whitespace-character-count="3882"/>
  </office:meta>
</office:document-meta>
</file>